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3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text-indent="0cm"/>
      <style:text-properties fo:font-size="12pt" fo:font-weight="normal" style:font-weight-asian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 fo:font-weight="normal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cm"/>
      <style:text-properties fo:font-family="'Bitstream Vera Sans'" style:font-pitch="variable" fo:font-size="12pt" fo:font-weight="bold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/>
    </style:style>
    <style:style style:name="T3" style:family="text">
      <style:text-properties fo:font-size="12pt"/>
    </style:style>
    <style:style style:name="T4" style:family="text">
      <style:text-properties fo:font-family="'Bitstream Vera Sans'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216cm" svg:height="0.507cm" svg:x="3.22cm" svg:y="2.698cm">
          <text:p text:style-name="P6"/>
        </draw:ellipse>
        <draw:ellipse draw:style-name="gr2" draw:text-style-name="P1" draw:layer="layout" svg:width="2.276cm" svg:height="0.461cm" svg:x="3.219cm" svg:y="4.216cm" draw:kind="arc" draw:start-angle="175.18" draw:end-angle="15.92">
          <text:p text:style-name="P6"/>
        </draw:ellipse>
        <draw:line draw:style-name="gr3" draw:text-style-name="P1" draw:layer="layout" svg:x1="3.219cm" svg:y1="2.909cm" svg:x2="3.219cm" svg:y2="5.989cm">
          <text:p text:style-name="P6"/>
        </draw:line>
        <draw:line draw:style-name="gr3" draw:text-style-name="P1" draw:layer="layout" svg:x1="5.468cm" svg:y1="2.909cm" svg:x2="5.461cm" svg:y2="5.948cm">
          <text:p text:style-name="P6"/>
        </draw:line>
        <draw:ellipse draw:style-name="gr2" draw:text-style-name="P1" draw:layer="layout" svg:width="2.276cm" svg:height="0.461cm" svg:x="3.219cm" svg:y="5.716cm" draw:kind="arc" draw:start-angle="175.18" draw:end-angle="15.92">
          <text:p text:style-name="P6"/>
        </draw:ellipse>
        <draw:ellipse draw:style-name="gr2" draw:text-style-name="P1" draw:layer="layout" svg:width="2.276cm" svg:height="0.461cm" svg:x="3.219cm" svg:y="4.916cm" draw:kind="arc" draw:start-angle="175.18" draw:end-angle="15.92">
          <text:p text:style-name="P6"/>
        </draw:ellipse>
        <draw:ellipse draw:style-name="gr2" draw:text-style-name="P1" draw:layer="layout" svg:width="2.276cm" svg:height="0.461cm" svg:x="3.219cm" svg:y="3.416cm" draw:kind="arc" draw:start-angle="175.18" draw:end-angle="15.92">
          <text:p text:style-name="P6"/>
        </draw:ellipse>
        <draw:frame draw:style-name="gr4" draw:text-style-name="P2" draw:layer="layout" svg:width="0.214cm" svg:height="0.471cm" svg:x="4.304cm" svg:y="3.319cm">
          <draw:text-box>
            <text:p text:style-name="P2">0</text:p>
          </draw:text-box>
        </draw:frame>
        <draw:frame draw:style-name="gr4" draw:text-style-name="P3" draw:layer="layout" svg:width="0.256cm" svg:height="0.497cm" svg:x="7.104cm" svg:y="3.219cm">
          <draw:text-box>
            <text:p text:style-name="P3">1</text:p>
          </draw:text-box>
        </draw:frame>
        <draw:frame draw:style-name="gr5" draw:text-style-name="P3" draw:layer="layout" svg:width="0.256cm" svg:height="0.497cm" svg:x="10.004cm" svg:y="3.219cm">
          <draw:text-box>
            <text:p text:style-name="P3">2</text:p>
          </draw:text-box>
        </draw:frame>
        <draw:frame draw:style-name="gr4" draw:text-style-name="P2" draw:layer="layout" svg:width="0.214cm" svg:height="0.471cm" svg:x="4.304cm" svg:y="3.919cm">
          <draw:text-box>
            <text:p text:style-name="P2">3</text:p>
          </draw:text-box>
        </draw:frame>
        <draw:frame draw:style-name="gr4" draw:text-style-name="P2" draw:layer="layout" svg:width="0.214cm" svg:height="0.471cm" svg:x="4.304cm" svg:y="3.319cm">
          <draw:text-box>
            <text:p text:style-name="P2">0</text:p>
          </draw:text-box>
        </draw:frame>
        <draw:ellipse draw:style-name="gr1" draw:text-style-name="P1" draw:layer="layout" svg:width="2.216cm" svg:height="0.507cm" svg:x="6.02cm" svg:y="2.699cm">
          <text:p text:style-name="P6"/>
        </draw:ellipse>
        <draw:ellipse draw:style-name="gr2" draw:text-style-name="P1" draw:layer="layout" svg:width="2.276cm" svg:height="0.461cm" svg:x="6.019cm" svg:y="4.217cm" draw:kind="arc" draw:start-angle="175.18" draw:end-angle="15.92">
          <text:p text:style-name="P6"/>
        </draw:ellipse>
        <draw:line draw:style-name="gr3" draw:text-style-name="P1" draw:layer="layout" svg:x1="6.019cm" svg:y1="2.91cm" svg:x2="6.019cm" svg:y2="5.99cm">
          <text:p text:style-name="P6"/>
        </draw:line>
        <draw:line draw:style-name="gr3" draw:text-style-name="P1" draw:layer="layout" svg:x1="8.268cm" svg:y1="2.91cm" svg:x2="8.261cm" svg:y2="5.949cm">
          <text:p text:style-name="P6"/>
        </draw:line>
        <draw:ellipse draw:style-name="gr2" draw:text-style-name="P1" draw:layer="layout" svg:width="2.276cm" svg:height="0.461cm" svg:x="6.019cm" svg:y="5.717cm" draw:kind="arc" draw:start-angle="175.18" draw:end-angle="15.92">
          <text:p text:style-name="P6"/>
        </draw:ellipse>
        <draw:ellipse draw:style-name="gr2" draw:text-style-name="P1" draw:layer="layout" svg:width="2.276cm" svg:height="0.461cm" svg:x="6.019cm" svg:y="4.917cm" draw:kind="arc" draw:start-angle="175.18" draw:end-angle="15.92">
          <text:p text:style-name="P6"/>
        </draw:ellipse>
        <draw:ellipse draw:style-name="gr2" draw:text-style-name="P1" draw:layer="layout" svg:width="2.276cm" svg:height="0.461cm" svg:x="6.019cm" svg:y="3.417cm" draw:kind="arc" draw:start-angle="175.18" draw:end-angle="15.92">
          <text:p text:style-name="P6"/>
        </draw:ellipse>
        <draw:frame draw:style-name="gr4" draw:text-style-name="P3" draw:layer="layout" svg:width="0.256cm" svg:height="0.497cm" svg:x="10.004cm" svg:y="4.02cm">
          <draw:text-box>
            <text:p text:style-name="P3">5</text:p>
          </draw:text-box>
        </draw:frame>
        <draw:frame draw:style-name="gr4" draw:text-style-name="P2" draw:layer="layout" svg:width="0.214cm" svg:height="0.471cm" svg:x="4.304cm" svg:y="4.72cm">
          <draw:text-box>
            <text:p text:style-name="P2">6</text:p>
          </draw:text-box>
        </draw:frame>
        <draw:frame draw:style-name="gr4" draw:text-style-name="P3" draw:layer="layout" svg:width="0.256cm" svg:height="0.497cm" svg:x="7.104cm" svg:y="4.72cm">
          <draw:text-box>
            <text:p text:style-name="P3">7</text:p>
          </draw:text-box>
        </draw:frame>
        <draw:ellipse draw:style-name="gr1" draw:text-style-name="P1" draw:layer="layout" svg:width="2.216cm" svg:height="0.507cm" svg:x="8.92cm" svg:y="2.699cm">
          <text:p text:style-name="P6"/>
        </draw:ellipse>
        <draw:ellipse draw:style-name="gr2" draw:text-style-name="P1" draw:layer="layout" svg:width="2.276cm" svg:height="0.461cm" svg:x="8.919cm" svg:y="4.217cm" draw:kind="arc" draw:start-angle="175.18" draw:end-angle="15.92">
          <text:p text:style-name="P6"/>
        </draw:ellipse>
        <draw:line draw:style-name="gr3" draw:text-style-name="P1" draw:layer="layout" svg:x1="8.919cm" svg:y1="2.91cm" svg:x2="8.919cm" svg:y2="5.99cm">
          <text:p text:style-name="P6"/>
        </draw:line>
        <draw:line draw:style-name="gr3" draw:text-style-name="P1" draw:layer="layout" svg:x1="11.168cm" svg:y1="2.91cm" svg:x2="11.161cm" svg:y2="5.949cm">
          <text:p text:style-name="P6"/>
        </draw:line>
        <draw:ellipse draw:style-name="gr2" draw:text-style-name="P1" draw:layer="layout" svg:width="2.276cm" svg:height="0.461cm" svg:x="8.919cm" svg:y="5.717cm" draw:kind="arc" draw:start-angle="175.18" draw:end-angle="15.92">
          <text:p text:style-name="P6"/>
        </draw:ellipse>
        <draw:ellipse draw:style-name="gr2" draw:text-style-name="P1" draw:layer="layout" svg:width="2.276cm" svg:height="0.461cm" svg:x="8.919cm" svg:y="4.917cm" draw:kind="arc" draw:start-angle="175.18" draw:end-angle="15.92">
          <text:p text:style-name="P6"/>
        </draw:ellipse>
        <draw:ellipse draw:style-name="gr2" draw:text-style-name="P1" draw:layer="layout" svg:width="2.276cm" svg:height="0.461cm" svg:x="8.919cm" svg:y="3.417cm" draw:kind="arc" draw:start-angle="175.18" draw:end-angle="15.92">
          <text:p text:style-name="P6"/>
        </draw:ellipse>
        <draw:frame draw:style-name="gr4" draw:text-style-name="P3" draw:layer="layout" svg:width="0.256cm" svg:height="0.497cm" svg:x="10.051cm" svg:y="4.72cm">
          <draw:text-box>
            <text:p text:style-name="P3">8</text:p>
          </draw:text-box>
        </draw:frame>
        <draw:frame draw:style-name="gr6" draw:text-style-name="P3" draw:layer="layout" svg:width="0.51cm" svg:height="0.497cm" svg:x="10.004cm" svg:y="5.52cm">
          <draw:text-box>
            <text:p text:style-name="P3">11</text:p>
          </draw:text-box>
        </draw:frame>
        <draw:frame draw:style-name="gr4" draw:text-style-name="P2" draw:layer="layout" svg:width="0.214cm" svg:height="0.471cm" svg:x="4.254cm" svg:y="5.44cm">
          <draw:text-box>
            <text:p text:style-name="P2">9</text:p>
          </draw:text-box>
        </draw:frame>
        <draw:frame draw:style-name="gr7" draw:text-style-name="P3" draw:layer="layout" svg:width="0.895cm" svg:height="0.497cm" svg:x="7.025cm" svg:y="5.507cm">
          <draw:text-box>
            <text:p text:style-name="P3">10</text:p>
          </draw:text-box>
        </draw:frame>
        <draw:frame draw:style-name="gr8" draw:text-style-name="P5" draw:layer="layout" svg:width="1.526cm" svg:height="0.471cm" svg:x="3.554cm" svg:y="6.339cm">
          <draw:text-box>
            <text:p text:style-name="P4"><text:span text:style-name="T1">Disque 0</text:span></text:p>
          </draw:text-box>
        </draw:frame>
        <draw:frame draw:style-name="gr9" draw:text-style-name="P7" draw:layer="layout" svg:width="1.531cm" svg:height="0.471cm" svg:x="6.354cm" svg:y="6.34cm">
          <draw:text-box>
            <text:p text:style-name="P6"><text:span text:style-name="T2">Disque 1</text:span></text:p>
          </draw:text-box>
        </draw:frame>
        <draw:frame draw:style-name="gr10" draw:text-style-name="P8" draw:layer="layout" svg:width="1.518cm" svg:height="0.471cm" svg:x="9.281cm" svg:y="6.294cm">
          <draw:text-box>
            <text:p text:style-name="P6"><text:span text:style-name="T3">Disque 2</text:span></text:p>
          </draw:text-box>
        </draw:frame>
        <draw:frame draw:style-name="gr11" draw:text-style-name="P9" draw:layer="layout" svg:width="3.384cm" svg:height="0.497cm" svg:x="3.624cm" svg:y="1.588cm">
          <draw:text-box>
            <text:p text:style-name="P6"><text:span text:style-name="T4">Striping </text:span></text:p>
          </draw:text-box>
        </draw:frame>
        <draw:frame draw:style-name="gr4" draw:text-style-name="P3" draw:layer="layout" svg:width="0.256cm" svg:height="0.497cm" svg:x="7.104cm" svg:y="4.02cm">
          <draw:text-box>
            <text:p text:style-name="P3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5-28T21:26:40</dc:date>
    <meta:editing-cycles>1</meta:editing-cycles>
    <meta:editing-duration>PT1M53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